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Row"/>Row<text:bookmark-end text:name="Row"/></text:h>
      <text:p text:style-name="P14"><text:span text:style-name="Source_20_Text">Rows and Row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grid.css.dsp?view=markup">The CSS source of Row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6.087cm" svg:height="7.435cm" draw:z-index="1"><draw:image xlink:href="../images/row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rows,</text:span></text:p>
            <text:p text:style-name="P3"><text:span text:style-name="Source_20_Text">z-row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div.z-row-cnt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row-cnt</text:span></text:span>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5">color: black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td.z-row-inner</text:span></text:span></text:p>
          </table:table-cell>
          <table:table-cell table:style-name="Table17.B2" office:value-type="string">
            <text:p text:style-name="P4">Padding</text:p>
          </table:table-cell>
          <table:table-cell table:style-name="Table17.C2" office:value-type="string">
            <text:p text:style-name="P15">padding: 2px; overflow: hidden;</text:p>
          </table:table-cell>
        </table:table-row>
        <table:table-row>
          <table:table-cell table:style-name="Table17.A2" office:value-type="string">
            <text:p text:style-name="P7">tr.z-row td.z-row-inner</text:p>
          </table:table-cell>
          <table:table-cell table:style-name="Table17.B2" office:value-type="string">
            <text:p text:style-name="P4">Background color and border</text:p>
          </table:table-cell>
          <table:table-cell table:style-name="Table17.C2" office:value-type="string">
            <text:p text:style-name="P15">background: white; border-top: none; border-left: 1px solid white; border-right: 1px solid #CCC; border-bottom: 1px solid #DDD;</text:p>
          </table:table-cell>
        </table:table-row>
        <table:table-row>
          <table:table-cell table:style-name="Table17.A2" office:value-type="string">
            <text:p text:style-name="P7">tr.z-grid-odd td.z-row-inner, tr.z-grid-odd</text:p>
          </table:table-cell>
          <table:table-cell table:style-name="Table17.B2" office:value-type="string">
            <text:p text:style-name="P4">Background color of the odd row</text:p>
          </table:table-cell>
          <table:table-cell table:style-name="Table17.C2" office:value-type="string">
            <text:p text:style-name="P15">background: #F0FAFF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4:56</dc:date>
    <meta:editing-cycles>23</meta:editing-cycles>
    <meta:editing-duration>PT4H19M4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0" meta:word-count="129" meta:character-count="756"/>
  </office:meta>
</office:document-meta>
</file>